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padding="0.0291in" fo:border-left="none" fo:border-right="none" fo:border-top="none" fo:border-bottom="0.0138in solid #000000" style:join-border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3: propositional functions</text:p>
      <text:p text:style-name="P3">-proposition → true or false<text:tab/><text:tab/>P(x):”x &gt;=4” <text:s text:c="6"/>(x = argument, after : is statement)</text:p>
      <text:p text:style-name="P3"><text:tab/><text:tab/><text:tab/><text:tab/> <text:s text:c="2"/><text:tab/>ex: P(2) → proposition, False</text:p>
      <text:p text:style-name="P3"/>
      <text:p text:style-name="P3">upside-down A = for every, P(x) ^ P(x2) ^ …</text:p>
      <text:p text:style-name="P3">backwards E, there exists</text:p>
      <text:p text:style-name="P3">backwards E!, there exists a unique value of x</text:p>
      <text:p text:style-name="P3"/>
      <text:p text:style-name="P6">3 line equal sign is <text:span text:style-name="T4">logically equivalent</text:span></text:p>
      <text:p text:style-name="P1">negating expressions:</text:p>
      <text:list xml:id="list630457502" text:style-name="L1">
        <text:list-item>
          <text:p text:style-name="P4">not AxP(x) = Ex not P(x) </text:p>
        </text:list-item>
        <text:list-item>
          <text:p text:style-name="P4">not ExP(x) = Ax not P(x)</text:p>
        </text:list-item>
      </text:list>
      <text:p text:style-name="P3"/>
      <text:p text:style-name="P3">skip pages 41-46</text:p>
      <text:p text:style-name="P3"/>
      <text:p text:style-name="P1">HOMEWORK:</text:p>
      <text:p text:style-name="P1">1.4:</text:p>
      <text:p text:style-name="P5">31(c,d) , 32(b,d) , 26 , 27 , 45 , 46</text:p>
      <text:p text:style-name="P1">1.6:</text:p>
      <text:p text:style-name="P5">13, 31, 26, 27, 25, 32, 42(interesting)</text:p>
      <text:p text:style-name="P5"/>
      <text:p text:style-name="P1"><text:span text:style-name="T2">26h:</text:span></text:p>
      <text:p text:style-name="P1"><text:span text:style-name="T3">AyEx Q(x,y)<text:tab/><text:tab/><text:tab/>Q(x,y):”x+y=x-y” domain = integers</text:span></text:p>
      <text:p text:style-name="P1"><text:span text:style-name="T3">FALSE: <text:tab/><text:tab/>(see page 53 for explanations)</text:span></text:p>
      <text:p text:style-name="P1"><text:span text:style-name="T3">when there is a y such that P(x) is false for every x</text:span></text:p>
      <text:p text:style-name="P1"><text:span text:style-name="T3"><text:tab/><text:tab/>pick y=1 : x + 1 = x – 1, FALSE</text:span></text:p>
      <text:p text:style-name="P1"><text:span text:style-name="T3"/></text:p>
      <text:p text:style-name="P1"><text:span text:style-name="T2">46: </text:span><text:span text:style-name="T3">ExAy (x &lt;= y^2)</text:span></text:p>
      <text:p text:style-name="P1"><text:span text:style-name="T3">a) I assume 0 is positive, True 0 &lt;= y^2</text:span></text:p>
      <text:p text:style-name="P1"><text:span text:style-name="T3">b) select x = 0, True 0 &lt;= y^2</text:span></text:p>
      <text:p text:style-name="P1"><text:span text:style-name="T3">c) select x = -1, True -1 &lt;= y^2</text:span></text:p>
      <text:p text:style-name="P1"><text:span text:style-name="T3"/></text:p>
      <text:p text:style-name="P1"><text:span text:style-name="T2">32d:</text:span></text:p>
      <text:p text:style-name="P1"><text:span text:style-name="T3">EyAxAz(not T(...) ^ not <text:s/>Q(...)) WRITE ALL STEPS</text:span></text:p>
      <text:p text:style-name="P1"><text:span text:style-name="T3"/></text:p>
      <text:p text:style-name="P1"><text:span text:style-name="T2">18a:</text:span></text:p>
      <text:p text:style-name="P1"><text:span text:style-name="T3">if 3n+2 is even, then n is even</text:span></text:p>
      <text:p text:style-name="P1"><text:span text:style-name="T2">Proof: </text:span><text:span text:style-name="T3">if n is odd, then 3n+2 is odd</text:span></text:p>
      <text:p text:style-name="P2"><text:span text:style-name="T2">Let n = 2w + 1</text:span></text:p>
      <text:p text:style-name="P2"><text:span text:style-name="T2"><text:tab/>=&gt; 3n = 6w + 3</text:span></text:p>
      <text:p text:style-name="P2"><text:span text:style-name="T2"><text:tab/>=&gt; 3n+2 = 6w + 5</text:span></text:p>
      <text:p text:style-name="P2"><text:span text:style-name="T2"><text:tab/>=&gt; 3n+2 = 2(3w+2) + 1</text:span></text:p>
      <text:p text:style-name="P1"><text:span text:style-name="T2"/></text:p>
      <text:p text:style-name="P1">Proofs<text:span text:style-name="T3">:</text:span></text:p>
      <text:p text:style-name="P1"><text:span text:style-name="T2">Direct proof</text:span></text:p>
      <text:p text:style-name="P2"><text:soft-page-break/><text:span text:style-name="T2">-Ex: if n is odd, prove n^3 is odd</text:span></text:p>
      <text:p text:style-name="P2"><text:span text:style-name="T2">--Proof: Let n = 2k + 1, where k is an integer</text:span></text:p>
      <text:p text:style-name="P2"><text:span text:style-name="T2"><text:tab/> <text:s/>=&gt; n^3 = (2k+1)^3 = 8k^3 + 12k^2 + 6k + 1</text:span></text:p>
      <text:p text:style-name="P2"><text:span text:style-name="T2"><text:tab/> <text:s/>=&gt; 2(4k^3 + 6k^2 + 3k) + 1</text:span></text:p>
      <text:p text:style-name="P1"><text:span text:style-name="T2">By contrapositive</text:span></text:p>
      <text:p text:style-name="P2"><text:span text:style-name="T2">* p → q = not q → not p</text:span></text:p>
      <text:p text:style-name="P2"><text:span text:style-name="T2">see problem 18a</text:span></text:p>
      <text:p text:style-name="P2"><text:span text:style-name="T2"/></text:p>
      <text:p text:style-name="P2"><text:span text:style-name="T2">section 1.6, dont read beyond example 16</text:span></text:p>
      <text:p text:style-name="P2"><text:span text:style-name="T2"/></text:p>
      <text:p text:style-name="P1"><text:span text:style-name="T2">By contradiction: sqrt(2) is irrational</text:span></text:p>
      <text:p text:style-name="P1"><text:span text:style-name="T3">-assume sqrt(2) is rational</text:span></text:p>
      <text:p text:style-name="P1"><text:span text:style-name="T3">so sqrt2 = a/b<text:tab/><text:tab/>a,b have no common multip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yler Holland</meta:initial-creator>
    <meta:creation-date>2009-01-13T14:11:12</meta:creation-date>
    <meta:generator>OpenOffice.org/3.0$Linux OpenOffice.org_project/300m9$Build-9358</meta:generator>
    <dc:date>2009-01-13T15:57:59</dc:date>
    <dc:creator>Tyler Holland</dc:creator>
    <meta:editing-duration>PT01H46M49S</meta:editing-duration>
    <meta:editing-cycles>41</meta:editing-cycles>
    <meta:document-statistic meta:table-count="0" meta:image-count="0" meta:object-count="0" meta:page-count="2" meta:paragraph-count="47" meta:word-count="298" meta:character-count="1353"/>
    <meta:user-defined meta:name="Info 1"/>
    <meta:user-defined meta:name="Info 2"/>
    <meta:user-defined meta:name="Info 3"/>
    <meta:user-defined meta:name="Info 4"/>
  </office:meta>
</office:document-meta>
</file>